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16000000DA75B1140D0BD76035.png" manifest:media-type="image/png"/>
  <manifest:file-entry manifest:full-path="Pictures/10000000000002D0000000524BC2E091820F7167.png" manifest:media-type="image/png"/>
  <manifest:file-entry manifest:full-path="Pictures/1000000000000151000000AF4491A956911C332A.png" manifest:media-type="image/png"/>
  <manifest:file-entry manifest:full-path="Pictures/1000000000000197000000FC90434126DA397DE6.png" manifest:media-type="image/png"/>
  <manifest:file-entry manifest:full-path="Pictures/100000000000022C0000021EB8F2A7699FE52CF3.png" manifest:media-type="image/png"/>
  <manifest:file-entry manifest:full-path="Pictures/10000000000004B7000000F6719C450796E03E33.png" manifest:media-type="image/png"/>
  <manifest:file-entry manifest:full-path="Pictures/10000000000003510000007CEF2804C5A3CBBCFA.png" manifest:media-type="image/png"/>
  <manifest:file-entry manifest:full-path="Pictures/100000000000023000000064AFFB32433D19CB05.png" manifest:media-type="image/png"/>
  <manifest:file-entry manifest:full-path="Pictures/1000000000000276000001700917463EC2F30CD5.png" manifest:media-type="image/png"/>
  <manifest:file-entry manifest:full-path="Pictures/10000000000001EF000000F5DDF4092DDE203197.png" manifest:media-type="image/png"/>
  <manifest:file-entry manifest:full-path="Pictures/10000000000004E5000001694922259F27F63045.png" manifest:media-type="image/png"/>
  <manifest:file-entry manifest:full-path="Pictures/10000000000001D3000000397928EDB5D09F7C70.png" manifest:media-type="image/png"/>
  <manifest:file-entry manifest:full-path="Pictures/100000000000020C000000AF36A78DF2E53E80B6.png" manifest:media-type="image/png"/>
  <manifest:file-entry manifest:full-path="Pictures/10000000000001F30000007F839FCFAECEAAF163.png" manifest:media-type="image/png"/>
  <manifest:file-entry manifest:full-path="Pictures/1000000000000131000001396CA7675F8D53A149.png" manifest:media-type="image/png"/>
  <manifest:file-entry manifest:full-path="Pictures/100000000000013000000163D65668DA1C182A5B.png" manifest:media-type="image/png"/>
  <manifest:file-entry manifest:full-path="Pictures/10000000000001E6000001D393B96FECD4B8FA14.png" manifest:media-type="image/png"/>
  <manifest:file-entry manifest:full-path="Pictures/100000000000031F000001E9642CC5C885D5C012.png" manifest:media-type="image/png"/>
  <manifest:file-entry manifest:full-path="Pictures/10000000000004EA0000011AA474E790F37D3457.png" manifest:media-type="image/png"/>
  <manifest:file-entry manifest:full-path="Pictures/100000000000018A00000092122391724B1606C2.png" manifest:media-type="image/png"/>
  <manifest:file-entry manifest:full-path="Pictures/10000000000001D0000000BB7231E46FF06501A2.png" manifest:media-type="image/png"/>
  <manifest:file-entry manifest:full-path="Pictures/100000000000028500000239A41373A0800AC983.png" manifest:media-type="image/png"/>
  <manifest:file-entry manifest:full-path="Pictures/10000000000000D60000003C8AACD3C0CC0BE6CD.png" manifest:media-type="image/png"/>
  <manifest:file-entry manifest:full-path="Pictures/100000000000024C000001368B7602126314DDE4.png" manifest:media-type="image/png"/>
  <manifest:file-entry manifest:full-path="Pictures/10000000000004A5000002602EA48011EBF4FA03.png" manifest:media-type="image/png"/>
  <manifest:file-entry manifest:full-path="Pictures/1000000000000293000001A0E4478B3317B8C299.png" manifest:media-type="image/png"/>
  <manifest:file-entry manifest:full-path="Pictures/10000000000002540000025957ECE33C60D5BB40.png" manifest:media-type="image/png"/>
  <manifest:file-entry manifest:full-path="Pictures/10000000000001DE000001CDB5E3E23F8892FFA3.png" manifest:media-type="image/png"/>
  <manifest:file-entry manifest:full-path="Pictures/10000000000001C70000012CA0A84D702D05368D.png" manifest:media-type="image/png"/>
  <manifest:file-entry manifest:full-path="Pictures/100000000000016E0000012AD750F34890CF6447.png" manifest:media-type="image/png"/>
  <manifest:file-entry manifest:full-path="Pictures/10000000000003140000013D4560109E0C9244E7.png" manifest:media-type="image/png"/>
  <manifest:file-entry manifest:full-path="Pictures/10000000000001F8000001D05A0FC937B4AFD55B.png" manifest:media-type="image/png"/>
  <manifest:file-entry manifest:full-path="Pictures/10000000000001DA000001D49081C566E66EF8A2.png" manifest:media-type="image/png"/>
  <manifest:file-entry manifest:full-path="Pictures/10000000000001DB000001B4D26ACC07AC362FBD.png" manifest:media-type="image/png"/>
  <manifest:file-entry manifest:full-path="Pictures/10000000000002A800000196517D7ADC8903FC94.png" manifest:media-type="image/png"/>
  <manifest:file-entry manifest:full-path="Pictures/100000000000022D0000012EF498E560F236EED1.png" manifest:media-type="image/png"/>
  <manifest:file-entry manifest:full-path="Pictures/10000000000003CF00000249A904AB8BA52805E4.png" manifest:media-type="image/png"/>
  <manifest:file-entry manifest:full-path="Pictures/100000000000016F0000006867C6A55ED82E04FD.png" manifest:media-type="image/png"/>
  <manifest:file-entry manifest:full-path="Pictures/10000000000002360000015CD21D0B4D29DC94A1.png" manifest:media-type="image/png"/>
  <manifest:file-entry manifest:full-path="Pictures/10000000000001BD0000006DB7A3EF4A5592D3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4538c"/>
    </style:style>
    <style:style style:name="P2" style:family="paragraph" style:parent-style-name="Standard">
      <style:paragraph-properties fo:break-before="page"/>
      <style:text-properties officeooo:rsid="0004538c" officeooo:paragraph-rsid="0004538c"/>
    </style:style>
    <style:style style:name="P3" style:family="paragraph" style:parent-style-name="Standard">
      <style:paragraph-properties fo:break-before="page"/>
      <style:text-properties officeooo:rsid="00045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Image1" text:anchor-type="char" svg:width="17cm" svg:height="10.403cm" draw:z-index="0"><draw:image xlink:href="Pictures/100000000000031F000001E9642CC5C885D5C012.png" xlink:type="simple" xlink:show="embed" xlink:actuate="onLoad" draw:mime-type="image/png"/></draw:frame><draw:frame draw:style-name="fr1" draw:name="Image2" text:anchor-type="char" svg:x="-0.944cm" svg:y="10.654cm" svg:width="10.017cm" svg:height="3.711cm" draw:z-index="1"><draw:image xlink:href="Pictures/100000000000018A00000092122391724B1606C2.png" xlink:type="simple" xlink:show="embed" xlink:actuate="onLoad" draw:mime-type="image/png"/></draw:frame><draw:frame draw:style-name="fr1" draw:name="Image3" text:anchor-type="char" svg:x="-0.467cm" svg:y="15.346cm" svg:width="18.785cm" svg:height="3.81cm" draw:z-index="2"><draw:image xlink:href="Pictures/10000000000004EA0000011AA474E790F37D3457.png" xlink:type="simple" xlink:show="embed" xlink:actuate="onLoad" draw:mime-type="image/png"/></draw:frame><draw:frame draw:style-name="fr1" draw:name="Image4" text:anchor-type="char" svg:x="-0.362cm" svg:y="19.703cm" svg:width="9.802cm" svg:height="3.951cm" draw:z-index="3"><draw:image xlink:href="Pictures/10000000000001D0000000BB7231E46FF06501A2.png" xlink:type="simple" xlink:show="embed" xlink:actuate="onLoad" draw:mime-type="image/png"/></draw:frame></text:p>
      <text:p text:style-name="P2"><draw:frame draw:style-name="fr1" draw:name="Image5" text:anchor-type="char" svg:x="0.37cm" svg:y="0cm" svg:width="8.042cm" svg:height="9.391cm" draw:z-index="4"><draw:image xlink:href="Pictures/100000000000013000000163D65668DA1C182A5B.png" xlink:type="simple" xlink:show="embed" xlink:actuate="onLoad" draw:mime-type="image/png"/></draw:frame>­<draw:frame draw:style-name="fr1" draw:name="Image6" text:anchor-type="char" svg:x="-0.704cm" svg:y="10.206cm" svg:width="14.813cm" svg:height="2.646cm" draw:z-index="5"><draw:image xlink:href="Pictures/100000000000023000000064AFFB32433D19CB05.png" xlink:type="simple" xlink:show="embed" xlink:actuate="onLoad" draw:mime-type="image/png"/></draw:frame><draw:frame draw:style-name="fr1" draw:name="Image7" text:anchor-type="char" svg:x="-0.212cm" svg:y="12.379cm" svg:width="8.068cm" svg:height="8.28cm" draw:z-index="6"><draw:image xlink:href="Pictures/1000000000000131000001396CA7675F8D53A149.png" xlink:type="simple" xlink:show="embed" xlink:actuate="onLoad" draw:mime-type="image/png"/></draw:frame></text:p>
      <text:p text:style-name="P3"><draw:frame draw:style-name="fr1" draw:name="Image8" text:anchor-type="char" svg:x="-0.185cm" svg:y="-0.926cm" svg:width="17cm" svg:height="10.732cm" draw:z-index="7"><draw:image xlink:href="Pictures/1000000000000293000001A0E4478B3317B8C299.png" xlink:type="simple" xlink:show="embed" xlink:actuate="onLoad" draw:mime-type="image/png"/></draw:frame><draw:frame draw:style-name="fr1" draw:name="Image9" text:anchor-type="char" svg:x="-0.332cm" svg:y="10.107cm" svg:width="18.471cm" svg:height="6.175cm" draw:z-index="8"><draw:image xlink:href="Pictures/10000000000004E5000001694922259F27F63045.png" xlink:type="simple" xlink:show="embed" xlink:actuate="onLoad" draw:mime-type="image/png"/></draw:frame><draw:frame draw:style-name="fr1" draw:name="Image10" text:anchor-type="char" svg:x="0.026cm" svg:y="16.526cm" svg:width="16.665cm" svg:height="10.502cm" draw:z-index="9"><draw:image xlink:href="Pictures/1000000000000276000001700917463EC2F30CD5.png" xlink:type="simple" xlink:show="embed" xlink:actuate="onLoad" draw:mime-type="image/png"/></draw:frame></text:p>
      <text:p text:style-name="P3"><draw:frame draw:style-name="fr3" draw:name="Image11" text:anchor-type="char" svg:width="18.14cm" svg:height="4.186cm" draw:z-index="10"><draw:image xlink:href="Pictures/10000000000004B7000000F6719C450796E03E33.png" xlink:type="simple" xlink:show="embed" xlink:actuate="onLoad" draw:mime-type="image/png"/></draw:frame><draw:frame draw:style-name="fr1" draw:name="Image12" text:anchor-type="char" svg:x="-0.57cm" svg:y="3.812cm" svg:width="8.835cm" svg:height="1.078cm" draw:z-index="11"><draw:image xlink:href="Pictures/10000000000001D3000000397928EDB5D09F7C70.png" xlink:type="simple" xlink:show="embed" xlink:actuate="onLoad" draw:mime-type="image/png"/></draw:frame><draw:frame draw:style-name="fr1" draw:name="Image13" text:anchor-type="char" svg:x="-0.473cm" svg:y="4.725cm" svg:width="17cm" svg:height="6.839cm" draw:z-index="12"><draw:image xlink:href="Pictures/10000000000003140000013D4560109E0C9244E7.png" xlink:type="simple" xlink:show="embed" xlink:actuate="onLoad" draw:mime-type="image/png"/></draw:frame><draw:frame draw:style-name="fr1" draw:name="Image14" text:anchor-type="char" svg:x="-1.182cm" svg:y="11.853cm" svg:width="17cm" svg:height="14.995cm" draw:z-index="13"><draw:image xlink:href="Pictures/100000000000028500000239A41373A0800AC983.png" xlink:type="simple" xlink:show="embed" xlink:actuate="onLoad" draw:mime-type="image/png"/></draw:frame></text:p>
      <text:p text:style-name="P3"><draw:frame draw:style-name="fr1" draw:name="Image15" text:anchor-type="char" svg:x="-0.286cm" svg:y="-0.425cm" svg:width="14.736cm" svg:height="7.989cm" draw:z-index="14"><draw:image xlink:href="Pictures/100000000000022D0000012EF498E560F236EED1.png" xlink:type="simple" xlink:show="embed" xlink:actuate="onLoad" draw:mime-type="image/png"/></draw:frame><draw:frame draw:style-name="fr1" draw:name="Image16" text:anchor-type="char" svg:x="-0.286cm" svg:y="7.322cm" svg:width="17cm" svg:height="10.199cm" draw:z-index="15"><draw:image xlink:href="Pictures/10000000000003CF00000249A904AB8BA52805E4.png" xlink:type="simple" xlink:show="embed" xlink:actuate="onLoad" draw:mime-type="image/png"/></draw:frame><draw:frame draw:style-name="fr1" draw:name="Image17" text:anchor-type="char" svg:x="-0.508cm" svg:y="19.135cm" svg:width="17.704cm" svg:height="4.628cm" draw:z-index="16"><draw:image xlink:href="Pictures/100000000000020C000000AF36A78DF2E53E80B6.png" xlink:type="simple" xlink:show="embed" xlink:actuate="onLoad" draw:mime-type="image/png"/></draw:frame></text:p>
      <text:p text:style-name="P3"><draw:frame draw:style-name="fr2" draw:name="Image18" text:anchor-type="char" svg:width="17cm" svg:height="8.691cm" draw:z-index="17"><draw:image xlink:href="Pictures/10000000000004A5000002602EA48011EBF4FA03.png" xlink:type="simple" xlink:show="embed" xlink:actuate="onLoad" draw:mime-type="image/png"/></draw:frame><draw:frame draw:style-name="fr1" draw:name="Image19" text:anchor-type="char" svg:x="0.333cm" svg:y="9.497cm" svg:width="9.162cm" svg:height="1.588cm" draw:z-index="18"><draw:image xlink:href="Pictures/10000000000000D60000003C8AACD3C0CC0BE6CD.png" xlink:type="simple" xlink:show="embed" xlink:actuate="onLoad" draw:mime-type="image/png"/></draw:frame><draw:frame draw:style-name="fr1" draw:name="Image20" text:anchor-type="char" svg:x="-0.61cm" svg:y="11.338cm" svg:width="15.767cm" svg:height="15.9cm" draw:z-index="19"><draw:image xlink:href="Pictures/10000000000002540000025957ECE33C60D5BB40.png" xlink:type="simple" xlink:show="embed" xlink:actuate="onLoad" draw:mime-type="image/png"/></draw:frame></text:p>
      <text:p text:style-name="P3"><draw:frame draw:style-name="fr1" draw:name="Image21" text:anchor-type="char" svg:x="-0.196cm" svg:y="-1.134cm" svg:width="12.857cm" svg:height="12.354cm" draw:z-index="20"><draw:image xlink:href="Pictures/10000000000001E6000001D393B96FECD4B8FA14.png" xlink:type="simple" xlink:show="embed" xlink:actuate="onLoad" draw:mime-type="image/png"/></draw:frame><draw:frame draw:style-name="fr1" draw:name="Image22" text:anchor-type="char" svg:x="0.016cm" svg:y="11.218cm" svg:width="12.645cm" svg:height="12.196cm" draw:z-index="21"><draw:image xlink:href="Pictures/10000000000001DE000001CDB5E3E23F8892FFA3.png" xlink:type="simple" xlink:show="embed" xlink:actuate="onLoad" draw:mime-type="image/png"/></draw:frame></text:p>
      <text:p text:style-name="P3"><draw:frame draw:style-name="fr1" draw:name="Image23" text:anchor-type="char" svg:x="0.393cm" svg:y="-0.661cm" svg:width="13.333cm" svg:height="12.275cm" draw:z-index="22"><draw:image xlink:href="Pictures/10000000000001F8000001D05A0FC937B4AFD55B.png" xlink:type="simple" xlink:show="embed" xlink:actuate="onLoad" draw:mime-type="image/png"/></draw:frame><draw:frame draw:style-name="fr1" draw:name="Image24" text:anchor-type="char" svg:x="0.676cm" svg:y="12.226cm" svg:width="12.539cm" svg:height="12.381cm" draw:z-index="23"><draw:image xlink:href="Pictures/10000000000001DA000001D49081C566E66EF8A2.png" xlink:type="simple" xlink:show="embed" xlink:actuate="onLoad" draw:mime-type="image/png"/></draw:frame></text:p>
      <text:p text:style-name="P3"><draw:frame draw:style-name="fr1" draw:name="Image25" text:anchor-type="char" svg:x="0.39cm" svg:y="0cm" svg:width="12.566cm" svg:height="11.534cm" draw:z-index="24"><draw:image xlink:href="Pictures/10000000000001DB000001B4D26ACC07AC362FBD.png" xlink:type="simple" xlink:show="embed" xlink:actuate="onLoad" draw:mime-type="image/png"/></draw:frame><draw:frame draw:style-name="fr1" draw:name="Image26" text:anchor-type="char" svg:x="0.589cm" svg:y="13.559cm" svg:width="9.682cm" svg:height="7.883cm" draw:z-index="25"><draw:image xlink:href="Pictures/100000000000016E0000012AD750F34890CF6447.png" xlink:type="simple" xlink:show="embed" xlink:actuate="onLoad" draw:mime-type="image/png"/></draw:frame><draw:frame draw:style-name="fr1" draw:name="Image27" text:anchor-type="char" svg:x="0.651cm" svg:y="21.939cm" svg:width="13.75cm" svg:height="3.35cm" draw:z-index="26"><draw:image xlink:href="Pictures/100000000000016F0000006867C6A55ED82E04FD.png" xlink:type="simple" xlink:show="embed" xlink:actuate="onLoad" draw:mime-type="image/png"/></draw:frame></text:p>
      <text:p text:style-name="P3"><draw:frame draw:style-name="fr1" draw:name="Image28" text:anchor-type="char" svg:x="-0.347cm" svg:y="-0.603cm" svg:width="14.974cm" svg:height="9.206cm" draw:z-index="27"><draw:image xlink:href="Pictures/10000000000002360000015CD21D0B4D29DC94A1.png" xlink:type="simple" xlink:show="embed" xlink:actuate="onLoad" draw:mime-type="image/png"/></draw:frame><draw:frame draw:style-name="fr1" draw:name="Image29" text:anchor-type="char" svg:x="-0.079cm" svg:y="8.911cm" svg:width="11.772cm" svg:height="2.882cm" draw:z-index="28"><draw:image xlink:href="Pictures/10000000000001BD0000006DB7A3EF4A5592D372.png" xlink:type="simple" xlink:show="embed" xlink:actuate="onLoad" draw:mime-type="image/png"/></draw:frame><draw:frame draw:style-name="fr1" draw:name="Image30" text:anchor-type="char" svg:x="0.681cm" svg:y="21.874cm" svg:width="14.707cm" svg:height="14.339cm" draw:z-index="29"><draw:image xlink:href="Pictures/100000000000022C0000021EB8F2A7699FE52CF3.png" xlink:type="simple" xlink:show="embed" xlink:actuate="onLoad" draw:mime-type="image/png"/></draw:frame></text:p>
      <text:p text:style-name="P3"><draw:frame draw:style-name="fr1" draw:name="Image31" text:anchor-type="char" svg:x="0.563cm" svg:y="-0.095cm" svg:width="10.767cm" svg:height="6.666cm" draw:z-index="30"><draw:image xlink:href="Pictures/1000000000000197000000FC90434126DA397DE6.png" xlink:type="simple" xlink:show="embed" xlink:actuate="onLoad" draw:mime-type="image/png"/></draw:frame><draw:frame draw:style-name="fr1" draw:name="Image32" text:anchor-type="char" svg:x="1.182cm" svg:y="6.35cm" svg:width="17cm" svg:height="2.482cm" draw:z-index="31"><draw:image xlink:href="Pictures/10000000000003510000007CEF2804C5A3CBBCFA.png" xlink:type="simple" xlink:show="embed" xlink:actuate="onLoad" draw:mime-type="image/png"/></draw:frame><draw:frame draw:style-name="fr1" draw:name="Image33" text:anchor-type="char" svg:x="1.413cm" svg:y="9.92cm" svg:width="8.915cm" svg:height="4.628cm" draw:z-index="32"><draw:image xlink:href="Pictures/1000000000000151000000AF4491A956911C332A.png" xlink:type="simple" xlink:show="embed" xlink:actuate="onLoad" draw:mime-type="image/png"/></draw:frame><draw:frame draw:style-name="fr1" draw:name="Image34" text:anchor-type="char" svg:x="0.415cm" svg:y="15.425cm" svg:width="12.037cm" svg:height="7.936cm" draw:z-index="33"><draw:image xlink:href="Pictures/10000000000001C70000012CA0A84D702D05368D.png" xlink:type="simple" xlink:show="embed" xlink:actuate="onLoad" draw:mime-type="image/png"/></draw:frame></text:p>
      <text:p text:style-name="P3"><draw:frame draw:style-name="fr1" draw:name="Image35" text:anchor-type="char" svg:x="0.116cm" svg:y="-0.109cm" svg:width="17cm" svg:height="1.935cm" draw:z-index="34"><draw:image xlink:href="Pictures/10000000000002D0000000524BC2E091820F7167.png" xlink:type="simple" xlink:show="embed" xlink:actuate="onLoad" draw:mime-type="image/png"/></draw:frame><draw:frame draw:style-name="fr1" draw:name="Image36" text:anchor-type="char" svg:x="0.101cm" svg:y="2.531cm" svg:width="13.095cm" svg:height="6.481cm" draw:z-index="35"><draw:image xlink:href="Pictures/10000000000001EF000000F5DDF4092DDE203197.png" xlink:type="simple" xlink:show="embed" xlink:actuate="onLoad" draw:mime-type="image/png"/></draw:frame><draw:frame draw:style-name="fr1" draw:name="Image37" text:anchor-type="char" svg:x="0.302cm" svg:y="9.603cm" svg:width="14.125cm" svg:height="5.766cm" draw:z-index="36"><draw:image xlink:href="Pictures/1000000000000216000000DA75B1140D0BD76035.png" xlink:type="simple" xlink:show="embed" xlink:actuate="onLoad" draw:mime-type="image/png"/></draw:frame><draw:frame draw:style-name="fr1" draw:name="Image38" text:anchor-type="char" svg:x="0.45cm" svg:y="15.813cm" svg:width="15.556cm" svg:height="8.2cm" draw:z-index="37"><draw:image xlink:href="Pictures/100000000000024C000001368B7602126314DDE4.png" xlink:type="simple" xlink:show="embed" xlink:actuate="onLoad" draw:mime-type="image/png"/></draw:frame></text:p>
      <text:p text:style-name="P3"><draw:frame draw:style-name="fr1" draw:name="Image39" text:anchor-type="char" svg:x="0.848cm" svg:y="0.058cm" svg:width="13.201cm" svg:height="3.358cm" draw:z-index="38"><draw:image xlink:href="Pictures/10000000000001F30000007F839FCFAECEAAF163.png" xlink:type="simple" xlink:show="embed" xlink:actuate="onLoad" draw:mime-type="image/png"/></draw:frame><draw:frame draw:style-name="fr1" draw:name="Image40" text:anchor-type="char" svg:x="0.33cm" svg:y="4.256cm" svg:width="17cm" svg:height="10.149cm" draw:z-index="39"><draw:image xlink:href="Pictures/10000000000002A800000196517D7ADC8903FC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7:31:32.945083150</meta:creation-date>
    <dc:date>2025-07-23T07:59:47.278001910</dc:date>
    <meta:editing-duration>PT28M16S</meta:editing-duration>
    <meta:editing-cycles>1</meta:editing-cycles>
    <meta:document-statistic meta:table-count="0" meta:image-count="40" meta:object-count="0" meta:page-count="13" meta:paragraph-count="1" meta:word-count="1" meta:character-count="1" meta:non-whitespace-character-count="1"/>
    <meta:generator>LibreOffice/7.5.7.1$Linux_X86_64 LibreOffice_project/50$Build-1</meta:generator>
  </office:meta>
</office:document-meta>
</file>